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ny" style:font-family-generic="swiss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11"/>
    <style:style style:name="T1" style:family="text">
      <style:text-properties style:text-position="sub 58%" fo:font-size="10pt" style:font-size-asian="10pt" style:font-weight-asian="normal" style:font-size-complex="10pt"/>
    </style:style>
    <style:style style:name="T2" style:family="text">
      <style:text-properties style:text-position="0% 100%" fo:font-size="10pt" style:font-size-asian="10pt" style:font-weight-asian="normal" style:font-size-complex="10pt"/>
    </style:style>
  </office:automatic-styles>
  <office:body>
    <office:spreadsheet>
      <table:table table:name="Arkusz1" table:style-name="ta1">
        <table:table-column table:style-name="co1" table:number-columns-repeated="6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>
            <text:p>Target BAUD</text:p>
          </table:table-cell>
          <table:table-cell office:value-type="float" office:value="115200">
            <text:p>115200</text:p>
          </table:table-cell>
          <table:table-cell/>
          <table:table-cell table:style-name="ce1" office:value-type="string">
            <text:p>U2X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" office:value-type="string">
            <text:p>f<text:span text:style-name="T1">osc</text:span><text:span text:style-name="T2"> [Hz]</text:span></text:p>
          </table:table-cell>
          <table:table-cell table:style-name="ce1" office:value-type="string">
            <text:p>UBRR</text:p>
          </table:table-cell>
          <table:table-cell table:style-name="ce1" office:value-type="string">
            <text:p>Rounded UBRR</text:p>
          </table:table-cell>
          <table:table-cell table:style-name="ce2" office:value-type="string">
            <text:p>∆UBRR</text:p>
          </table:table-cell>
          <table:table-cell table:style-name="ce1" office:value-type="string">
            <text:p>Eff. Baudrate</text:p>
          </table:table-cell>
          <table:table-cell table:style-name="ce2" office:value-type="string">
            <text:p>∆Baudrate</text:p>
          </table:table-cell>
          <table:table-cell table:style-name="ce2" office:value-type="string">
            <text:p>∂Baudrate</text:p>
          </table:table-cell>
          <table:table-cell table:style-name="ce1" office:value-type="string">
            <text:p>Error [%]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table:formula="of:=([.A3]/(8*IF([.$E$1]=0;1;2)*[.$B$1]))-1" office:value-type="float" office:value="-0.964444444444444">
            <text:p>-0,9644444444</text:p>
          </table:table-cell>
          <table:table-cell table:formula="of:=ROUND([.B3])" office:value-type="float" office:value="-1">
            <text:p>-1</text:p>
          </table:table-cell>
          <table:table-cell table:formula="of:=[.C3]-[.B3]" office:value-type="float" office:value="-0.0355555555555556">
            <text:p>-0,0355555556</text:p>
          </table:table-cell>
          <table:table-cell table:formula="of:=([.A3]/(8*IF([.$E$1]=0;1;2)*([.C3]+1)))" office:value-type="float" office:value="0">
            <text:p>#DZIEL/0!</text:p>
          </table:table-cell>
          <table:table-cell table:formula="of:=[.$B$1]-[.E3]" office:value-type="float" office:value="0">
            <text:p>#DZIEL/0!</text:p>
          </table:table-cell>
          <table:table-cell table:formula="of:=[.F3]/[.$B$1]-1" office:value-type="percentage" office:value="0">
            <text:p>#DZIEL/0!</text:p>
          </table:table-cell>
          <table:table-cell table:formula="of:=ABS([.E3]/[.$B$1]-1)" office:value-type="percentage" office:value="0">
            <text:p>#DZIEL/0!</text:p>
          </table:table-cell>
        </table:table-row>
        <table:table-row table:style-name="ro1">
          <table:table-cell office:value-type="float" office:value="128000">
            <text:p>128000</text:p>
          </table:table-cell>
          <table:table-cell table:formula="of:=([.A4]/(8*IF([.$E$1]=0;1;2)*[.$B$1]))-1" office:value-type="float" office:value="-0.861111111111111">
            <text:p>-0,8611111111</text:p>
          </table:table-cell>
          <table:table-cell table:formula="of:=ROUND([.B4])" office:value-type="float" office:value="-1">
            <text:p>-1</text:p>
          </table:table-cell>
          <table:table-cell table:formula="of:=[.C4]-[.B4]" office:value-type="float" office:value="-0.138888888888889">
            <text:p>-0,1388888889</text:p>
          </table:table-cell>
          <table:table-cell table:formula="of:=([.A4]/(8*IF([.$E$1]=0;1;2)*([.C4]+1)))" office:value-type="float" office:value="0">
            <text:p>#DZIEL/0!</text:p>
          </table:table-cell>
          <table:table-cell table:formula="of:=[.$B$1]-[.E4]" office:value-type="float" office:value="0">
            <text:p>#DZIEL/0!</text:p>
          </table:table-cell>
          <table:table-cell table:formula="of:=[.F4]/[.$B$1]-1" office:value-type="percentage" office:value="0">
            <text:p>#DZIEL/0!</text:p>
          </table:table-cell>
          <table:table-cell table:formula="of:=ABS([.E4]/[.$B$1]-1)" office:value-type="percentage" office:value="0">
            <text:p>#DZIEL/0!</text:p>
          </table:table-cell>
        </table:table-row>
        <table:table-row table:style-name="ro1">
          <table:table-cell office:value-type="float" office:value="3686400">
            <text:p>3686400</text:p>
          </table:table-cell>
          <table:table-cell table:formula="of:=([.A5]/(8*IF([.$E$1]=0;1;2)*[.$B$1]))-1" office:value-type="float" office:value="3">
            <text:p>3</text:p>
          </table:table-cell>
          <table:table-cell table:formula="of:=ROUND([.B5])" office:value-type="float" office:value="3">
            <text:p>3</text:p>
          </table:table-cell>
          <table:table-cell table:formula="of:=[.C5]-[.B5]" office:value-type="float" office:value="0">
            <text:p>0</text:p>
          </table:table-cell>
          <table:table-cell table:formula="of:=([.A5]/(8*IF([.$E$1]=0;1;2)*([.C5]+1)))" office:value-type="float" office:value="115200">
            <text:p>115200</text:p>
          </table:table-cell>
          <table:table-cell table:formula="of:=[.$B$1]-[.E5]" office:value-type="float" office:value="0">
            <text:p>0</text:p>
          </table:table-cell>
          <table:table-cell table:formula="of:=[.F5]/[.$B$1]" office:value-type="percentage" office:value="0">
            <text:p>0,00%</text:p>
          </table:table-cell>
          <table:table-cell table:formula="of:=ABS([.E5]/[.$B$1]-1)" office:value-type="percentage" office:value="0">
            <text:p>0,00%</text:p>
          </table:table-cell>
        </table:table-row>
        <table:table-row table:style-name="ro1">
          <table:table-cell office:value-type="float" office:value="14745600">
            <text:p>14745600</text:p>
          </table:table-cell>
          <table:table-cell table:formula="of:=([.A6]/(8*IF([.$E$1]=0;1;2)*[.$B$1]))-1" office:value-type="float" office:value="15">
            <text:p>15</text:p>
          </table:table-cell>
          <table:table-cell table:formula="of:=ROUND([.B6])" office:value-type="float" office:value="15">
            <text:p>15</text:p>
          </table:table-cell>
          <table:table-cell table:formula="of:=[.C6]-[.B6]" office:value-type="float" office:value="0">
            <text:p>0</text:p>
          </table:table-cell>
          <table:table-cell table:formula="of:=([.A6]/(8*IF([.$E$1]=0;1;2)*([.C6]+1)))" office:value-type="float" office:value="115200">
            <text:p>115200</text:p>
          </table:table-cell>
          <table:table-cell table:formula="of:=[.$B$1]-[.E6]" office:value-type="float" office:value="0">
            <text:p>0</text:p>
          </table:table-cell>
          <table:table-cell table:formula="of:=[.F6]/[.$B$1]" office:value-type="percentage" office:value="0">
            <text:p>0,00%</text:p>
          </table:table-cell>
          <table:table-cell table:formula="of:=ABS([.E6]/[.$B$1]-1)" office:value-type="percentage" office:value="0">
            <text:p>0,00%</text:p>
          </table:table-cell>
        </table:table-row>
        <table:table-row table:style-name="ro1">
          <table:table-cell office:value-type="float" office:value="18432000">
            <text:p>18432000</text:p>
          </table:table-cell>
          <table:table-cell table:formula="of:=([.A7]/(8*IF([.$E$1]=0;1;2)*[.$B$1]))-1" office:value-type="float" office:value="19">
            <text:p>19</text:p>
          </table:table-cell>
          <table:table-cell table:formula="of:=ROUND([.B7])" office:value-type="float" office:value="19">
            <text:p>19</text:p>
          </table:table-cell>
          <table:table-cell table:formula="of:=[.C7]-[.B7]" office:value-type="float" office:value="0">
            <text:p>0</text:p>
          </table:table-cell>
          <table:table-cell table:formula="of:=([.A7]/(8*IF([.$E$1]=0;1;2)*([.C7]+1)))" office:value-type="float" office:value="115200">
            <text:p>115200</text:p>
          </table:table-cell>
          <table:table-cell table:formula="of:=[.$B$1]-[.E7]" office:value-type="float" office:value="0">
            <text:p>0</text:p>
          </table:table-cell>
          <table:table-cell table:formula="of:=[.F7]/[.$B$1]" office:value-type="percentage" office:value="0">
            <text:p>0,00%</text:p>
          </table:table-cell>
          <table:table-cell table:formula="of:=ABS([.E7]/[.$B$1]-1)" office:value-type="percentage" office:value="0">
            <text:p>0,00%</text:p>
          </table:table-cell>
        </table:table-row>
        <table:table-row table:style-name="ro1">
          <table:table-cell office:value-type="float" office:value="11059000">
            <text:p>11059000</text:p>
          </table:table-cell>
          <table:table-cell table:formula="of:=([.A8]/(8*IF([.$E$1]=0;1;2)*[.$B$1]))-1" office:value-type="float" office:value="10.9997829861111">
            <text:p>10,9997829861</text:p>
          </table:table-cell>
          <table:table-cell table:formula="of:=ROUND([.B8])" office:value-type="float" office:value="11">
            <text:p>11</text:p>
          </table:table-cell>
          <table:table-cell table:formula="of:=[.C8]-[.B8]" office:value-type="float" office:value="0.000217013888889284">
            <text:p>0,0002170139</text:p>
          </table:table-cell>
          <table:table-cell table:formula="of:=([.A8]/(8*IF([.$E$1]=0;1;2)*([.C8]+1)))" office:value-type="float" office:value="115197.916666667">
            <text:p>115197,916666667</text:p>
          </table:table-cell>
          <table:table-cell table:formula="of:=[.$B$1]-[.E8]" office:value-type="float" office:value="2.08333333332848">
            <text:p>2,0833333333</text:p>
          </table:table-cell>
          <table:table-cell table:formula="of:=[.F8]/[.$B$1]" office:value-type="percentage" office:value="0.0000180844907406986">
            <text:p>0,00%</text:p>
          </table:table-cell>
          <table:table-cell table:formula="of:=ABS([.E8]/[.$B$1]-1)" office:value-type="percentage" office:value="0.0000180844907406996">
            <text:p>0,00%</text:p>
          </table:table-cell>
        </table:table-row>
        <table:table-row table:style-name="ro1">
          <table:table-cell office:value-type="float" office:value="12000000">
            <text:p>12000000</text:p>
          </table:table-cell>
          <table:table-cell table:formula="of:=([.A9]/(8*IF([.$E$1]=0;1;2)*[.$B$1]))-1" office:value-type="float" office:value="12.0208333333333">
            <text:p>12,0208333333</text:p>
          </table:table-cell>
          <table:table-cell table:formula="of:=ROUND([.B9])" office:value-type="float" office:value="12">
            <text:p>12</text:p>
          </table:table-cell>
          <table:table-cell table:formula="of:=[.C9]-[.B9]" office:value-type="float" office:value="-0.0208333333333339">
            <text:p>-0,0208333333</text:p>
          </table:table-cell>
          <table:table-cell table:formula="of:=([.A9]/(8*IF([.$E$1]=0;1;2)*([.C9]+1)))" office:value-type="float" office:value="115384.615384615">
            <text:p>115384,615384615</text:p>
          </table:table-cell>
          <table:table-cell table:formula="of:=[.$B$1]-[.E9]" office:value-type="float" office:value="-184.61538461539">
            <text:p>-184,6153846154</text:p>
          </table:table-cell>
          <table:table-cell table:formula="of:=[.F9]/[.$B$1]" office:value-type="percentage" office:value="-0.00160256410256415">
            <text:p>-0,16%</text:p>
          </table:table-cell>
          <table:table-cell table:formula="of:=ABS([.E9]/[.$B$1]-1)" office:value-type="percentage" office:value="0.0016025641025641">
            <text:p>0,16%</text:p>
          </table:table-cell>
        </table:table-row>
        <table:table-row table:style-name="ro1">
          <table:table-cell office:value-type="float" office:value="24000000">
            <text:p>24000000</text:p>
          </table:table-cell>
          <table:table-cell table:formula="of:=([.A10]/(8*IF([.$E$1]=0;1;2)*[.$B$1]))-1" office:value-type="float" office:value="25.0416666666667">
            <text:p>25,0416666667</text:p>
          </table:table-cell>
          <table:table-cell table:formula="of:=ROUND([.B10])" office:value-type="float" office:value="25">
            <text:p>25</text:p>
          </table:table-cell>
          <table:table-cell table:formula="of:=[.C10]-[.B10]" office:value-type="float" office:value="-0.0416666666666679">
            <text:p>-0,0416666667</text:p>
          </table:table-cell>
          <table:table-cell table:formula="of:=([.A10]/(8*IF([.$E$1]=0;1;2)*([.C10]+1)))" office:value-type="float" office:value="115384.615384615">
            <text:p>115384,615384615</text:p>
          </table:table-cell>
          <table:table-cell table:formula="of:=[.$B$1]-[.E10]" office:value-type="float" office:value="-184.61538461539">
            <text:p>-184,6153846154</text:p>
          </table:table-cell>
          <table:table-cell table:formula="of:=[.F10]/[.$B$1]" office:value-type="percentage" office:value="-0.00160256410256415">
            <text:p>-0,16%</text:p>
          </table:table-cell>
          <table:table-cell table:formula="of:=ABS([.E10]/[.$B$1]-1)" office:value-type="percentage" office:value="0.0016025641025641">
            <text:p>0,16%</text:p>
          </table:table-cell>
        </table:table-row>
        <table:table-row table:style-name="ro1">
          <table:table-cell office:value-type="float" office:value="32000000">
            <text:p>32000000</text:p>
          </table:table-cell>
          <table:table-cell table:formula="of:=([.A11]/(8*IF([.$E$1]=0;1;2)*[.$B$1]))-1" office:value-type="float" office:value="33.7222222222222">
            <text:p>33,7222222222</text:p>
          </table:table-cell>
          <table:table-cell table:formula="of:=ROUND([.B11])" office:value-type="float" office:value="34">
            <text:p>34</text:p>
          </table:table-cell>
          <table:table-cell table:formula="of:=[.C11]-[.B11]" office:value-type="float" office:value="0.277777777777779">
            <text:p>0,2777777778</text:p>
          </table:table-cell>
          <table:table-cell table:formula="of:=([.A11]/(8*IF([.$E$1]=0;1;2)*([.C11]+1)))" office:value-type="float" office:value="114285.714285714">
            <text:p>114285,714285714</text:p>
          </table:table-cell>
          <table:table-cell table:formula="of:=[.$B$1]-[.E11]" office:value-type="float" office:value="914.28571428571">
            <text:p>914,2857142857</text:p>
          </table:table-cell>
          <table:table-cell table:formula="of:=[.F11]/[.$B$1]" office:value-type="percentage" office:value="0.0079365079365079">
            <text:p>0,79%</text:p>
          </table:table-cell>
          <table:table-cell table:formula="of:=ABS([.E11]/[.$B$1]-1)" office:value-type="percentage" office:value="0.00793650793650791">
            <text:p>0,79%</text:p>
          </table:table-cell>
        </table:table-row>
        <table:table-row table:style-name="ro1">
          <table:table-cell office:value-type="float" office:value="10240000">
            <text:p>10240000</text:p>
          </table:table-cell>
          <table:table-cell table:formula="of:=([.A12]/(8*IF([.$E$1]=0;1;2)*[.$B$1]))-1" office:value-type="float" office:value="10.1111111111111">
            <text:p>10,1111111111</text:p>
          </table:table-cell>
          <table:table-cell table:formula="of:=ROUND([.B12])" office:value-type="float" office:value="10">
            <text:p>10</text:p>
          </table:table-cell>
          <table:table-cell table:formula="of:=[.C12]-[.B12]" office:value-type="float" office:value="-0.111111111111111">
            <text:p>-0,1111111111</text:p>
          </table:table-cell>
          <table:table-cell table:formula="of:=([.A12]/(8*IF([.$E$1]=0;1;2)*([.C12]+1)))" office:value-type="float" office:value="116363.636363636">
            <text:p>116363,636363636</text:p>
          </table:table-cell>
          <table:table-cell table:formula="of:=[.$B$1]-[.E12]" office:value-type="float" office:value="-1163.63636363637">
            <text:p>-1163,6363636364</text:p>
          </table:table-cell>
          <table:table-cell table:formula="of:=[.F12]/[.$B$1]" office:value-type="percentage" office:value="-0.0101010101010101">
            <text:p>-1,01%</text:p>
          </table:table-cell>
          <table:table-cell table:formula="of:=ABS([.E12]/[.$B$1]-1)" office:value-type="percentage" office:value="0.0101010101010102">
            <text:p>1,01%</text:p>
          </table:table-cell>
        </table:table-row>
        <table:table-row table:style-name="ro1">
          <table:table-cell office:value-type="float" office:value="8192000">
            <text:p>8192000</text:p>
          </table:table-cell>
          <table:table-cell table:formula="of:=([.A13]/(8*IF([.$E$1]=0;1;2)*[.$B$1]))-1" office:value-type="float" office:value="7.88888888888889">
            <text:p>7,8888888889</text:p>
          </table:table-cell>
          <table:table-cell table:formula="of:=ROUND([.B13])" office:value-type="float" office:value="8">
            <text:p>8</text:p>
          </table:table-cell>
          <table:table-cell table:formula="of:=[.C13]-[.B13]" office:value-type="float" office:value="0.111111111111111">
            <text:p>0,1111111111</text:p>
          </table:table-cell>
          <table:table-cell table:formula="of:=([.A13]/(8*IF([.$E$1]=0;1;2)*([.C13]+1)))" office:value-type="float" office:value="113777.777777778">
            <text:p>113777,777777778</text:p>
          </table:table-cell>
          <table:table-cell table:formula="of:=[.$B$1]-[.E13]" office:value-type="float" office:value="1422.22222222222">
            <text:p>1422,2222222222</text:p>
          </table:table-cell>
          <table:table-cell table:formula="of:=[.F13]/[.$B$1]" office:value-type="percentage" office:value="0.0123456790123457">
            <text:p>1,23%</text:p>
          </table:table-cell>
          <table:table-cell table:formula="of:=ABS([.E13]/[.$B$1]-1)" office:value-type="percentage" office:value="0.0123456790123456">
            <text:p>1,23%</text:p>
          </table:table-cell>
        </table:table-row>
        <table:table-row table:style-name="ro1">
          <table:table-cell office:value-type="float" office:value="24576000">
            <text:p>24576000</text:p>
          </table:table-cell>
          <table:table-cell table:formula="of:=([.A14]/(8*IF([.$E$1]=0;1;2)*[.$B$1]))-1" office:value-type="float" office:value="25.6666666666667">
            <text:p>25,6666666667</text:p>
          </table:table-cell>
          <table:table-cell table:formula="of:=ROUND([.B14])" office:value-type="float" office:value="26">
            <text:p>26</text:p>
          </table:table-cell>
          <table:table-cell table:formula="of:=[.C14]-[.B14]" office:value-type="float" office:value="0.333333333333332">
            <text:p>0,3333333333</text:p>
          </table:table-cell>
          <table:table-cell table:formula="of:=([.A14]/(8*IF([.$E$1]=0;1;2)*([.C14]+1)))" office:value-type="float" office:value="113777.777777778">
            <text:p>113777,777777778</text:p>
          </table:table-cell>
          <table:table-cell table:formula="of:=[.$B$1]-[.E14]" office:value-type="float" office:value="1422.22222222222">
            <text:p>1422,2222222222</text:p>
          </table:table-cell>
          <table:table-cell table:formula="of:=[.F14]/[.$B$1]" office:value-type="percentage" office:value="0.0123456790123457">
            <text:p>1,23%</text:p>
          </table:table-cell>
          <table:table-cell table:formula="of:=ABS([.E14]/[.$B$1]-1)" office:value-type="percentage" office:value="0.0123456790123456">
            <text:p>1,23%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table:formula="of:=([.A15]/(8*IF([.$E$1]=0;1;2)*[.$B$1]))-1" office:value-type="float" office:value="9.85069444444444">
            <text:p>9,8506944444</text:p>
          </table:table-cell>
          <table:table-cell table:formula="of:=ROUND([.B15])" office:value-type="float" office:value="10">
            <text:p>10</text:p>
          </table:table-cell>
          <table:table-cell table:formula="of:=[.C15]-[.B15]" office:value-type="float" office:value="0.149305555555555">
            <text:p>0,1493055556</text:p>
          </table:table-cell>
          <table:table-cell table:formula="of:=([.A15]/(8*IF([.$E$1]=0;1;2)*([.C15]+1)))" office:value-type="float" office:value="113636.363636364">
            <text:p>113636,363636364</text:p>
          </table:table-cell>
          <table:table-cell table:formula="of:=[.$B$1]-[.E15]" office:value-type="float" office:value="1563.63636363637">
            <text:p>1563,6363636364</text:p>
          </table:table-cell>
          <table:table-cell table:formula="of:=[.F15]/[.$B$1]" office:value-type="percentage" office:value="0.0135732323232324">
            <text:p>1,36%</text:p>
          </table:table-cell>
          <table:table-cell table:formula="of:=ABS([.E15]/[.$B$1]-1)" office:value-type="percentage" office:value="0.0135732323232324">
            <text:p>1,36%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table:formula="of:=([.A16]/(8*IF([.$E$1]=0;1;2)*[.$B$1]))-1" office:value-type="float" office:value="20.7013888888889">
            <text:p>20,7013888889</text:p>
          </table:table-cell>
          <table:table-cell table:formula="of:=ROUND([.B16])" office:value-type="float" office:value="21">
            <text:p>21</text:p>
          </table:table-cell>
          <table:table-cell table:formula="of:=[.C16]-[.B16]" office:value-type="float" office:value="0.298611111111111">
            <text:p>0,2986111111</text:p>
          </table:table-cell>
          <table:table-cell table:formula="of:=([.A16]/(8*IF([.$E$1]=0;1;2)*([.C16]+1)))" office:value-type="float" office:value="113636.363636364">
            <text:p>113636,363636364</text:p>
          </table:table-cell>
          <table:table-cell table:formula="of:=[.$B$1]-[.E16]" office:value-type="float" office:value="1563.63636363637">
            <text:p>1563,6363636364</text:p>
          </table:table-cell>
          <table:table-cell table:formula="of:=[.F16]/[.$B$1]" office:value-type="percentage" office:value="0.0135732323232324">
            <text:p>1,36%</text:p>
          </table:table-cell>
          <table:table-cell table:formula="of:=ABS([.E16]/[.$B$1]-1)" office:value-type="percentage" office:value="0.0135732323232324">
            <text:p>1,36%</text:p>
          </table:table-cell>
        </table:table-row>
        <table:table-row table:style-name="ro1">
          <table:table-cell office:value-type="float" office:value="19660800">
            <text:p>19660800</text:p>
          </table:table-cell>
          <table:table-cell table:formula="of:=([.A17]/(8*IF([.$E$1]=0;1;2)*[.$B$1]))-1" office:value-type="float" office:value="20.3333333333333">
            <text:p>20,3333333333</text:p>
          </table:table-cell>
          <table:table-cell table:formula="of:=ROUND([.B17])" office:value-type="float" office:value="20">
            <text:p>20</text:p>
          </table:table-cell>
          <table:table-cell table:formula="of:=[.C17]-[.B17]" office:value-type="float" office:value="-0.333333333333332">
            <text:p>-0,3333333333</text:p>
          </table:table-cell>
          <table:table-cell table:formula="of:=([.A17]/(8*IF([.$E$1]=0;1;2)*([.C17]+1)))" office:value-type="float" office:value="117028.571428571">
            <text:p>117028,571428571</text:p>
          </table:table-cell>
          <table:table-cell table:formula="of:=[.$B$1]-[.E17]" office:value-type="float" office:value="-1828.57142857143">
            <text:p>-1828,5714285714</text:p>
          </table:table-cell>
          <table:table-cell table:formula="of:=[.F17]/[.$B$1]" office:value-type="percentage" office:value="-0.0158730158730159">
            <text:p>-1,59%</text:p>
          </table:table-cell>
          <table:table-cell table:formula="of:=ABS([.E17]/[.$B$1]-1)" office:value-type="percentage" office:value="0.0158730158730158">
            <text:p>1,59%</text:p>
          </table:table-cell>
        </table:table-row>
        <table:table-row table:style-name="ro1">
          <table:table-cell office:value-type="float" office:value="15000000">
            <text:p>15000000</text:p>
          </table:table-cell>
          <table:table-cell table:formula="of:=([.A18]/(8*IF([.$E$1]=0;1;2)*[.$B$1]))-1" office:value-type="float" office:value="15.2760416666667">
            <text:p>15,2760416667</text:p>
          </table:table-cell>
          <table:table-cell table:formula="of:=ROUND([.B18])" office:value-type="float" office:value="15">
            <text:p>15</text:p>
          </table:table-cell>
          <table:table-cell table:formula="of:=[.C18]-[.B18]" office:value-type="float" office:value="-0.276041666666668">
            <text:p>-0,2760416667</text:p>
          </table:table-cell>
          <table:table-cell table:formula="of:=([.A18]/(8*IF([.$E$1]=0;1;2)*([.C18]+1)))" office:value-type="float" office:value="117187.5">
            <text:p>117187,5</text:p>
          </table:table-cell>
          <table:table-cell table:formula="of:=[.$B$1]-[.E18]" office:value-type="float" office:value="-1987.5">
            <text:p>-1987,5</text:p>
          </table:table-cell>
          <table:table-cell table:formula="of:=[.F18]/[.$B$1]" office:value-type="percentage" office:value="-0.0172526041666667">
            <text:p>-1,73%</text:p>
          </table:table-cell>
          <table:table-cell table:formula="of:=ABS([.E18]/[.$B$1]-1)" office:value-type="percentage" office:value="0.0172526041666667">
            <text:p>1,73%</text:p>
          </table:table-cell>
        </table:table-row>
        <table:table-row table:style-name="ro1">
          <table:table-cell office:value-type="float" office:value="16000000">
            <text:p>16000000</text:p>
          </table:table-cell>
          <table:table-cell table:formula="of:=([.A19]/(8*IF([.$E$1]=0;1;2)*[.$B$1]))-1" office:value-type="float" office:value="16.3611111111111">
            <text:p>16,3611111111</text:p>
          </table:table-cell>
          <table:table-cell table:formula="of:=ROUND([.B19])" office:value-type="float" office:value="16">
            <text:p>16</text:p>
          </table:table-cell>
          <table:table-cell table:formula="of:=[.C19]-[.B19]" office:value-type="float" office:value="-0.361111111111111">
            <text:p>-0,3611111111</text:p>
          </table:table-cell>
          <table:table-cell table:formula="of:=([.A19]/(8*IF([.$E$1]=0;1;2)*([.C19]+1)))" office:value-type="float" office:value="117647.058823529">
            <text:p>117647,058823529</text:p>
          </table:table-cell>
          <table:table-cell table:formula="of:=[.$B$1]-[.E19]" office:value-type="float" office:value="-2447.05882352941">
            <text:p>-2447,0588235294</text:p>
          </table:table-cell>
          <table:table-cell table:formula="of:=[.F19]/[.$B$1]" office:value-type="percentage" office:value="-0.0212418300653595">
            <text:p>-2,12%</text:p>
          </table:table-cell>
          <table:table-cell table:formula="of:=ABS([.E19]/[.$B$1]-1)" office:value-type="percentage" office:value="0.0212418300653594">
            <text:p>2,12%</text:p>
          </table:table-cell>
        </table:table-row>
        <table:table-row table:style-name="ro1">
          <table:table-cell office:value-type="float" office:value="18000000">
            <text:p>18000000</text:p>
          </table:table-cell>
          <table:table-cell table:formula="of:=([.A20]/(8*IF([.$E$1]=0;1;2)*[.$B$1]))-1" office:value-type="float" office:value="18.53125">
            <text:p>18,53125</text:p>
          </table:table-cell>
          <table:table-cell table:formula="of:=ROUND([.B20])" office:value-type="float" office:value="19">
            <text:p>19</text:p>
          </table:table-cell>
          <table:table-cell table:formula="of:=[.C20]-[.B20]" office:value-type="float" office:value="0.46875">
            <text:p>0,46875</text:p>
          </table:table-cell>
          <table:table-cell table:formula="of:=([.A20]/(8*IF([.$E$1]=0;1;2)*([.C20]+1)))" office:value-type="float" office:value="112500">
            <text:p>112500</text:p>
          </table:table-cell>
          <table:table-cell table:formula="of:=[.$B$1]-[.E20]" office:value-type="float" office:value="2700">
            <text:p>2700</text:p>
          </table:table-cell>
          <table:table-cell table:formula="of:=[.F20]/[.$B$1]" office:value-type="percentage" office:value="0.0234375">
            <text:p>2,34%</text:p>
          </table:table-cell>
          <table:table-cell table:formula="of:=ABS([.E20]/[.$B$1]-1)" office:value-type="percentage" office:value="0.0234375">
            <text:p>2,34%</text:p>
          </table:table-cell>
        </table:table-row>
        <table:table-row table:style-name="ro1">
          <table:table-cell office:value-type="float" office:value="3579545">
            <text:p>3579545</text:p>
          </table:table-cell>
          <table:table-cell table:formula="of:=([.A21]/(8*IF([.$E$1]=0;1;2)*[.$B$1]))-1" office:value-type="float" office:value="2.88405490451389">
            <text:p>2,8840549045</text:p>
          </table:table-cell>
          <table:table-cell table:formula="of:=ROUND([.B21])" office:value-type="float" office:value="3">
            <text:p>3</text:p>
          </table:table-cell>
          <table:table-cell table:formula="of:=[.C21]-[.B21]" office:value-type="float" office:value="0.115945095486111">
            <text:p>0,1159450955</text:p>
          </table:table-cell>
          <table:table-cell table:formula="of:=([.A21]/(8*IF([.$E$1]=0;1;2)*([.C21]+1)))" office:value-type="float" office:value="111860.78125">
            <text:p>111860,78125</text:p>
          </table:table-cell>
          <table:table-cell table:formula="of:=[.$B$1]-[.E21]" office:value-type="float" office:value="3339.21875">
            <text:p>3339,21875</text:p>
          </table:table-cell>
          <table:table-cell table:formula="of:=[.F21]/[.$B$1]" office:value-type="percentage" office:value="0.0289862738715278">
            <text:p>2,90%</text:p>
          </table:table-cell>
          <table:table-cell table:formula="of:=ABS([.E21]/[.$B$1]-1)" office:value-type="percentage" office:value="0.0289862738715277">
            <text:p>2,90%</text:p>
          </table:table-cell>
        </table:table-row>
        <table:table-row table:style-name="ro1">
          <table:table-cell office:value-type="float" office:value="7159000">
            <text:p>7159000</text:p>
          </table:table-cell>
          <table:table-cell table:formula="of:=([.A22]/(8*IF([.$E$1]=0;1;2)*[.$B$1]))-1" office:value-type="float" office:value="6.76801215277778">
            <text:p>6,7680121528</text:p>
          </table:table-cell>
          <table:table-cell table:formula="of:=ROUND([.B22])" office:value-type="float" office:value="7">
            <text:p>7</text:p>
          </table:table-cell>
          <table:table-cell table:formula="of:=[.C22]-[.B22]" office:value-type="float" office:value="0.231987847222222">
            <text:p>0,2319878472</text:p>
          </table:table-cell>
          <table:table-cell table:formula="of:=([.A22]/(8*IF([.$E$1]=0;1;2)*([.C22]+1)))" office:value-type="float" office:value="111859.375">
            <text:p>111859,375</text:p>
          </table:table-cell>
          <table:table-cell table:formula="of:=[.$B$1]-[.E22]" office:value-type="float" office:value="3340.625">
            <text:p>3340,625</text:p>
          </table:table-cell>
          <table:table-cell table:formula="of:=[.F22]/[.$B$1]" office:value-type="percentage" office:value="0.0289984809027778">
            <text:p>2,90%</text:p>
          </table:table-cell>
          <table:table-cell table:formula="of:=ABS([.E22]/[.$B$1]-1)" office:value-type="percentage" office:value="0.0289984809027778">
            <text:p>2,90%</text:p>
          </table:table-cell>
        </table:table-row>
        <table:table-row table:style-name="ro1">
          <table:table-cell office:value-type="float" office:value="14318000">
            <text:p>14318000</text:p>
          </table:table-cell>
          <table:table-cell table:formula="of:=([.A23]/(8*IF([.$E$1]=0;1;2)*[.$B$1]))-1" office:value-type="float" office:value="14.5360243055556">
            <text:p>14,5360243056</text:p>
          </table:table-cell>
          <table:table-cell table:formula="of:=ROUND([.B23])" office:value-type="float" office:value="15">
            <text:p>15</text:p>
          </table:table-cell>
          <table:table-cell table:formula="of:=[.C23]-[.B23]" office:value-type="float" office:value="0.463975694444445">
            <text:p>0,4639756944</text:p>
          </table:table-cell>
          <table:table-cell table:formula="of:=([.A23]/(8*IF([.$E$1]=0;1;2)*([.C23]+1)))" office:value-type="float" office:value="111859.375">
            <text:p>111859,375</text:p>
          </table:table-cell>
          <table:table-cell table:formula="of:=[.$B$1]-[.E23]" office:value-type="float" office:value="3340.625">
            <text:p>3340,625</text:p>
          </table:table-cell>
          <table:table-cell table:formula="of:=[.F23]/[.$B$1]" office:value-type="percentage" office:value="0.0289984809027778">
            <text:p>2,90%</text:p>
          </table:table-cell>
          <table:table-cell table:formula="of:=ABS([.E23]/[.$B$1]-1)" office:value-type="percentage" office:value="0.0289984809027778">
            <text:p>2,90%</text:p>
          </table:table-cell>
        </table:table-row>
        <table:table-row table:style-name="ro1">
          <table:table-cell office:value-type="float" office:value="8000000">
            <text:p>8000000</text:p>
          </table:table-cell>
          <table:table-cell table:formula="of:=([.A24]/(8*IF([.$E$1]=0;1;2)*[.$B$1]))-1" office:value-type="float" office:value="7.68055555555556">
            <text:p>7,6805555556</text:p>
          </table:table-cell>
          <table:table-cell table:formula="of:=ROUND([.B24])" office:value-type="float" office:value="8">
            <text:p>8</text:p>
          </table:table-cell>
          <table:table-cell table:formula="of:=[.C24]-[.B24]" office:value-type="float" office:value="0.319444444444445">
            <text:p>0,3194444444</text:p>
          </table:table-cell>
          <table:table-cell table:formula="of:=([.A24]/(8*IF([.$E$1]=0;1;2)*([.C24]+1)))" office:value-type="float" office:value="111111.111111111">
            <text:p>111111,111111111</text:p>
          </table:table-cell>
          <table:table-cell table:formula="of:=[.$B$1]-[.E24]" office:value-type="float" office:value="4088.88888888889">
            <text:p>4088,8888888889</text:p>
          </table:table-cell>
          <table:table-cell table:formula="of:=[.F24]/[.$B$1]" office:value-type="percentage" office:value="0.0354938271604938">
            <text:p>3,55%</text:p>
          </table:table-cell>
          <table:table-cell table:formula="of:=ABS([.E24]/[.$B$1]-1)" office:value-type="percentage" office:value="0.0354938271604939">
            <text:p>3,55%</text:p>
          </table:table-cell>
        </table:table-row>
        <table:table-row table:style-name="ro1">
          <table:table-cell office:value-type="float" office:value="4433619">
            <text:p>4433619</text:p>
          </table:table-cell>
          <table:table-cell table:formula="of:=([.A25]/(8*IF([.$E$1]=0;1;2)*[.$B$1]))-1" office:value-type="float" office:value="3.81078450520833">
            <text:p>3,8107845052</text:p>
          </table:table-cell>
          <table:table-cell table:formula="of:=ROUND([.B25])" office:value-type="float" office:value="4">
            <text:p>4</text:p>
          </table:table-cell>
          <table:table-cell table:formula="of:=[.C25]-[.B25]" office:value-type="float" office:value="0.189215494791667">
            <text:p>0,1892154948</text:p>
          </table:table-cell>
          <table:table-cell table:formula="of:=([.A25]/(8*IF([.$E$1]=0;1;2)*([.C25]+1)))" office:value-type="float" office:value="110840.475">
            <text:p>110840,475</text:p>
          </table:table-cell>
          <table:table-cell table:formula="of:=[.$B$1]-[.E25]" office:value-type="float" office:value="4359.52499999999">
            <text:p>4359,525</text:p>
          </table:table-cell>
          <table:table-cell table:formula="of:=[.F25]/[.$B$1]" office:value-type="percentage" office:value="0.0378430989583333">
            <text:p>3,78%</text:p>
          </table:table-cell>
          <table:table-cell table:formula="of:=ABS([.E25]/[.$B$1]-1)" office:value-type="percentage" office:value="0.0378430989583333">
            <text:p>3,78%</text:p>
          </table:table-cell>
        </table:table-row>
        <table:table-row table:style-name="ro1">
          <table:table-cell office:value-type="float" office:value="6160000">
            <text:p>6160000</text:p>
          </table:table-cell>
          <table:table-cell table:formula="of:=([.A26]/(8*IF([.$E$1]=0;1;2)*[.$B$1]))-1" office:value-type="float" office:value="5.68402777777778">
            <text:p>5,6840277778</text:p>
          </table:table-cell>
          <table:table-cell table:formula="of:=ROUND([.B26])" office:value-type="float" office:value="6">
            <text:p>6</text:p>
          </table:table-cell>
          <table:table-cell table:formula="of:=[.C26]-[.B26]" office:value-type="float" office:value="0.315972222222222">
            <text:p>0,3159722222</text:p>
          </table:table-cell>
          <table:table-cell table:formula="of:=([.A26]/(8*IF([.$E$1]=0;1;2)*([.C26]+1)))" office:value-type="float" office:value="110000">
            <text:p>110000</text:p>
          </table:table-cell>
          <table:table-cell table:formula="of:=[.$B$1]-[.E26]" office:value-type="float" office:value="5200">
            <text:p>5200</text:p>
          </table:table-cell>
          <table:table-cell table:formula="of:=[.F26]/[.$B$1]" office:value-type="percentage" office:value="0.0451388888888889">
            <text:p>4,51%</text:p>
          </table:table-cell>
          <table:table-cell table:formula="of:=ABS([.E26]/[.$B$1]-1)" office:value-type="percentage" office:value="0.0451388888888888">
            <text:p>4,51%</text:p>
          </table:table-cell>
        </table:table-row>
        <table:table-row table:style-name="ro1">
          <table:table-cell office:value-type="float" office:value="6144000">
            <text:p>6144000</text:p>
          </table:table-cell>
          <table:table-cell table:formula="of:=([.A27]/(8*IF([.$E$1]=0;1;2)*[.$B$1]))-1" office:value-type="float" office:value="5.66666666666667">
            <text:p>5,6666666667</text:p>
          </table:table-cell>
          <table:table-cell table:formula="of:=ROUND([.B27])" office:value-type="float" office:value="6">
            <text:p>6</text:p>
          </table:table-cell>
          <table:table-cell table:formula="of:=[.C27]-[.B27]" office:value-type="float" office:value="0.333333333333333">
            <text:p>0,3333333333</text:p>
          </table:table-cell>
          <table:table-cell table:formula="of:=([.A27]/(8*IF([.$E$1]=0;1;2)*([.C27]+1)))" office:value-type="float" office:value="109714.285714286">
            <text:p>109714,285714286</text:p>
          </table:table-cell>
          <table:table-cell table:formula="of:=[.$B$1]-[.E27]" office:value-type="float" office:value="5485.71428571429">
            <text:p>5485,7142857143</text:p>
          </table:table-cell>
          <table:table-cell table:formula="of:=[.F27]/[.$B$1]" office:value-type="percentage" office:value="0.0476190476190477">
            <text:p>4,76%</text:p>
          </table:table-cell>
          <table:table-cell table:formula="of:=ABS([.E27]/[.$B$1]-1)" office:value-type="percentage" office:value="0.0476190476190477">
            <text:p>4,76%</text:p>
          </table:table-cell>
        </table:table-row>
        <table:table-row table:style-name="ro1">
          <table:table-cell office:value-type="float" office:value="4915000">
            <text:p>4915000</text:p>
          </table:table-cell>
          <table:table-cell table:formula="of:=([.A28]/(8*IF([.$E$1]=0;1;2)*[.$B$1]))-1" office:value-type="float" office:value="4.33311631944444">
            <text:p>4,3331163194</text:p>
          </table:table-cell>
          <table:table-cell table:formula="of:=ROUND([.B28])" office:value-type="float" office:value="4">
            <text:p>4</text:p>
          </table:table-cell>
          <table:table-cell table:formula="of:=[.C28]-[.B28]" office:value-type="float" office:value="-0.333116319444445">
            <text:p>-0,3331163194</text:p>
          </table:table-cell>
          <table:table-cell table:formula="of:=([.A28]/(8*IF([.$E$1]=0;1;2)*([.C28]+1)))" office:value-type="float" office:value="122875">
            <text:p>122875</text:p>
          </table:table-cell>
          <table:table-cell table:formula="of:=[.$B$1]-[.E28]" office:value-type="float" office:value="-7675">
            <text:p>-7675</text:p>
          </table:table-cell>
          <table:table-cell table:formula="of:=[.F28]/[.$B$1]" office:value-type="percentage" office:value="-0.0666232638888889">
            <text:p>-6,66%</text:p>
          </table:table-cell>
          <table:table-cell table:formula="of:=ABS([.E28]/[.$B$1]-1)" office:value-type="percentage" office:value="0.0666232638888888">
            <text:p>6,66%</text:p>
          </table:table-cell>
        </table:table-row>
        <table:table-row table:style-name="ro1">
          <table:table-cell office:value-type="float" office:value="6000000">
            <text:p>6000000</text:p>
          </table:table-cell>
          <table:table-cell table:formula="of:=([.A29]/(8*IF([.$E$1]=0;1;2)*[.$B$1]))-1" office:value-type="float" office:value="5.51041666666667">
            <text:p>5,5104166667</text:p>
          </table:table-cell>
          <table:table-cell table:formula="of:=ROUND([.B29])" office:value-type="float" office:value="6">
            <text:p>6</text:p>
          </table:table-cell>
          <table:table-cell table:formula="of:=[.C29]-[.B29]" office:value-type="float" office:value="0.489583333333333">
            <text:p>0,4895833333</text:p>
          </table:table-cell>
          <table:table-cell table:formula="of:=([.A29]/(8*IF([.$E$1]=0;1;2)*([.C29]+1)))" office:value-type="float" office:value="107142.857142857">
            <text:p>107142,857142857</text:p>
          </table:table-cell>
          <table:table-cell table:formula="of:=[.$B$1]-[.E29]" office:value-type="float" office:value="8057.14285714286">
            <text:p>8057,1428571429</text:p>
          </table:table-cell>
          <table:table-cell table:formula="of:=[.F29]/[.$B$1]" office:value-type="percentage" office:value="0.0699404761904762">
            <text:p>6,99%</text:p>
          </table:table-cell>
          <table:table-cell table:formula="of:=ABS([.E29]/[.$B$1]-1)" office:value-type="percentage" office:value="0.0699404761904762">
            <text:p>6,99%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table:formula="of:=([.A30]/(8*IF([.$E$1]=0;1;2)*[.$B$1]))-1" office:value-type="float" office:value="0.0850694444444444">
            <text:p>0,0850694444</text:p>
          </table:table-cell>
          <table:table-cell table:formula="of:=ROUND([.B30])" office:value-type="float" office:value="0">
            <text:p>0</text:p>
          </table:table-cell>
          <table:table-cell table:formula="of:=[.C30]-[.B30]" office:value-type="float" office:value="-0.0850694444444444">
            <text:p>-0,0850694444</text:p>
          </table:table-cell>
          <table:table-cell table:formula="of:=([.A30]/(8*IF([.$E$1]=0;1;2)*([.C30]+1)))" office:value-type="float" office:value="125000">
            <text:p>125000</text:p>
          </table:table-cell>
          <table:table-cell table:formula="of:=[.$B$1]-[.E30]" office:value-type="float" office:value="-9800">
            <text:p>-9800</text:p>
          </table:table-cell>
          <table:table-cell table:formula="of:=[.F30]/[.$B$1]" office:value-type="percentage" office:value="-0.0850694444444444">
            <text:p>-8,51%</text:p>
          </table:table-cell>
          <table:table-cell table:formula="of:=ABS([.E30]/[.$B$1]-1)" office:value-type="percentage" office:value="0.0850694444444444">
            <text:p>8,51%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table:formula="of:=([.A31]/(8*IF([.$E$1]=0;1;2)*[.$B$1]))-1" office:value-type="float" office:value="1.17013888888889">
            <text:p>1,1701388889</text:p>
          </table:table-cell>
          <table:table-cell table:formula="of:=ROUND([.B31])" office:value-type="float" office:value="1">
            <text:p>1</text:p>
          </table:table-cell>
          <table:table-cell table:formula="of:=[.C31]-[.B31]" office:value-type="float" office:value="-0.170138888888889">
            <text:p>-0,1701388889</text:p>
          </table:table-cell>
          <table:table-cell table:formula="of:=([.A31]/(8*IF([.$E$1]=0;1;2)*([.C31]+1)))" office:value-type="float" office:value="125000">
            <text:p>125000</text:p>
          </table:table-cell>
          <table:table-cell table:formula="of:=[.$B$1]-[.E31]" office:value-type="float" office:value="-9800">
            <text:p>-9800</text:p>
          </table:table-cell>
          <table:table-cell table:formula="of:=[.F31]/[.$B$1]" office:value-type="percentage" office:value="-0.0850694444444444">
            <text:p>-8,51%</text:p>
          </table:table-cell>
          <table:table-cell table:formula="of:=ABS([.E31]/[.$B$1]-1)" office:value-type="percentage" office:value="0.0850694444444444">
            <text:p>8,51%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table:formula="of:=([.A32]/(8*IF([.$E$1]=0;1;2)*[.$B$1]))-1" office:value-type="float" office:value="3.34027777777778">
            <text:p>3,3402777778</text:p>
          </table:table-cell>
          <table:table-cell table:formula="of:=ROUND([.B32])" office:value-type="float" office:value="3">
            <text:p>3</text:p>
          </table:table-cell>
          <table:table-cell table:formula="of:=[.C32]-[.B32]" office:value-type="float" office:value="-0.340277777777778">
            <text:p>-0,3402777778</text:p>
          </table:table-cell>
          <table:table-cell table:formula="of:=([.A32]/(8*IF([.$E$1]=0;1;2)*([.C32]+1)))" office:value-type="float" office:value="125000">
            <text:p>125000</text:p>
          </table:table-cell>
          <table:table-cell table:formula="of:=[.$B$1]-[.E32]" office:value-type="float" office:value="-9800">
            <text:p>-9800</text:p>
          </table:table-cell>
          <table:table-cell table:formula="of:=[.F32]/[.$B$1]" office:value-type="percentage" office:value="-0.0850694444444444">
            <text:p>-8,51%</text:p>
          </table:table-cell>
          <table:table-cell table:formula="of:=ABS([.E32]/[.$B$1]-1)" office:value-type="percentage" office:value="0.0850694444444444">
            <text:p>8,51%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table:formula="of:=([.A33]/(8*IF([.$E$1]=0;1;2)*[.$B$1]))-1" office:value-type="float" office:value="4.42534722222222">
            <text:p>4,4253472222</text:p>
          </table:table-cell>
          <table:table-cell table:formula="of:=ROUND([.B33])" office:value-type="float" office:value="4">
            <text:p>4</text:p>
          </table:table-cell>
          <table:table-cell table:formula="of:=[.C33]-[.B33]" office:value-type="float" office:value="-0.425347222222222">
            <text:p>-0,4253472222</text:p>
          </table:table-cell>
          <table:table-cell table:formula="of:=([.A33]/(8*IF([.$E$1]=0;1;2)*([.C33]+1)))" office:value-type="float" office:value="125000">
            <text:p>125000</text:p>
          </table:table-cell>
          <table:table-cell table:formula="of:=[.$B$1]-[.E33]" office:value-type="float" office:value="-9800">
            <text:p>-9800</text:p>
          </table:table-cell>
          <table:table-cell table:formula="of:=[.F33]/[.$B$1]" office:value-type="percentage" office:value="-0.0850694444444444">
            <text:p>-8,51%</text:p>
          </table:table-cell>
          <table:table-cell table:formula="of:=ABS([.E33]/[.$B$1]-1)" office:value-type="percentage" office:value="0.0850694444444444">
            <text:p>8,51%</text:p>
          </table:table-cell>
        </table:table-row>
        <table:table-row table:style-name="ro1">
          <table:table-cell office:value-type="float" office:value="2457600">
            <text:p>2457600</text:p>
          </table:table-cell>
          <table:table-cell table:formula="of:=([.A34]/(8*IF([.$E$1]=0;1;2)*[.$B$1]))-1" office:value-type="float" office:value="1.66666666666667">
            <text:p>1,6666666667</text:p>
          </table:table-cell>
          <table:table-cell table:formula="of:=ROUND([.B34])" office:value-type="float" office:value="2">
            <text:p>2</text:p>
          </table:table-cell>
          <table:table-cell table:formula="of:=[.C34]-[.B34]" office:value-type="float" office:value="0.333333333333333">
            <text:p>0,3333333333</text:p>
          </table:table-cell>
          <table:table-cell table:formula="of:=([.A34]/(8*IF([.$E$1]=0;1;2)*([.C34]+1)))" office:value-type="float" office:value="102400">
            <text:p>102400</text:p>
          </table:table-cell>
          <table:table-cell table:formula="of:=[.$B$1]-[.E34]" office:value-type="float" office:value="12800">
            <text:p>12800</text:p>
          </table:table-cell>
          <table:table-cell table:formula="of:=[.F34]/[.$B$1]" office:value-type="percentage" office:value="0.111111111111111">
            <text:p>11,11%</text:p>
          </table:table-cell>
          <table:table-cell table:formula="of:=ABS([.E34]/[.$B$1]-1)" office:value-type="percentage" office:value="0.111111111111111">
            <text:p>11,11%</text:p>
          </table:table-cell>
        </table:table-row>
      </table:table>
      <table:table table:name="Arkusz2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Arkusz1.A2:Arkusz1.H34">
          <table:sort>
            <table:sort-by table:field-number="7" table:data-type="automatic"/>
            <table:sort-by table:field-number="6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Normalny" style:font-family-generic="swiss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3">23.12.2011</text:date>, <text:time>13:52:0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23T12:59:04</meta:creation-date>
    <dc:date>2011-12-23T13:52:01</dc:date>
    <meta:editing-duration>PT12M9S</meta:editing-duration>
    <meta:editing-cycles>4</meta:editing-cycles>
    <meta:generator>LibreOffice/3.4$Linux LibreOffice_project/340m1$Build-402</meta:generator>
    <meta:document-statistic meta:table-count="3" meta:cell-count="268" meta:object-count="0"/>
  </office:meta>
</office:document-meta>
</file>